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2]-[.F12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3]-[.F13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3])" office:value-type="float" office:value="200" calcext:value-type="float">
            <text:p>2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8.61483189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8.6170576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8.934008481</dc:date>
    <dc:language>pt-PT</dc:language>
    <meta:editing-cycles>592</meta:editing-cycles>
    <meta:editing-duration>P3DT2H24M17S</meta:editing-duration>
    <meta:print-date>2019-10-03T14:53:22.911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